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12121" style:font-name="Liberation Sans" fo:font-size="10pt" fo:language="none" fo:country="none" style:font-name-asian="Droid Sans" style:font-size-asian="10pt" style:language-asian="none" style:country-asian="none" style:font-name-complex="Droid Sans" style:font-size-complex="10pt" style:language-complex="none" style:country-complex="none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-color="#99ff66" draw:textarea-horizontal-align="center" draw:textarea-vertical-align="middle"/>
    </style:style>
    <style:style style:name="gr3" style:family="graphic">
      <style:graphic-properties draw:fill-color="#ff3333" draw:opacity="50%" draw:textarea-horizontal-align="center" draw:textarea-vertical-align="middle" draw:shadow-opacity="50%"/>
    </style:style>
    <style:style style:name="gr4" style:family="graphic">
      <style:graphic-properties draw:stroke="none" svg:stroke-color="#000000" draw:fill="none" draw:fill-color="#ffffff" fo:min-height="3.936cm"/>
    </style:style>
    <style:style style:name="gr5" style:family="graphic">
      <style:graphic-properties draw:stroke="none" svg:stroke-color="#000000" draw:fill="none" draw:fill-color="#ffffff" fo:min-height="2.831cm"/>
    </style:style>
    <style:style style:name="gr6" style:family="graphic">
      <style:graphic-properties draw:stroke="none" svg:stroke-color="#000000" draw:fill="none" draw:fill-color="#ffffff" fo:min-height="1.022cm"/>
    </style:style>
    <style:style style:name="gr7" style:family="graphic">
      <style:graphic-properties draw:stroke="none" svg:stroke-color="#000000" draw:fill="none" draw:fill-color="#ffffff" fo:min-height="0.894cm"/>
    </style:style>
    <style:style style:name="gr8" style:family="graphic">
      <style:graphic-properties draw:stroke="none" svg:stroke-color="#000000" draw:fill="none" draw:fill-color="#ffffff" fo:min-height="1.553cm"/>
    </style:style>
    <style:style style:name="gr9" style:family="graphic">
      <style:graphic-properties draw:stroke="none" svg:stroke-color="#000000" draw:fill="none" draw:fill-color="#ffffff" fo:min-height="1.574cm"/>
    </style:style>
    <style:style style:name="gr10" style:family="graphic">
      <style:graphic-properties draw:stroke="none" svg:stroke-color="#000000" draw:fill="none" draw:fill-color="#ffffff" fo:min-height="1.404cm"/>
    </style:style>
    <style:style style:name="gr11" style:family="graphic">
      <style:graphic-properties draw:stroke="none" svg:stroke-color="#000000" draw:fill="none" draw:fill-color="#ffffff" fo:min-height="1.638cm"/>
    </style:style>
    <style:style style:name="gr12" style:family="graphic">
      <style:graphic-properties draw:stroke="none" svg:stroke-color="#000000" draw:fill="none" draw:fill-color="#ffffff" fo:min-height="1.681cm"/>
    </style:style>
    <style:style style:name="gr13" style:family="graphic">
      <style:graphic-properties svg:stroke-width="0.1cm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14" style:family="graphic">
      <style:graphic-properties svg:stroke-width="0.1cm" draw:marker-start="Arrow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gr15" style:family="graphic">
      <style:graphic-properties draw:stroke="none" svg:stroke-color="#000000" draw:fill="none" draw:fill-color="#ffffff" fo:min-height="1.107cm"/>
    </style:style>
    <style:style style:name="gr16" style:family="graphic">
      <style:graphic-properties draw:stroke="none" svg:stroke-color="#000000" draw:fill="none" draw:fill-color="#ffffff" fo:min-height="0.808cm"/>
    </style:style>
    <style:style style:name="gr17" style:family="graphic">
      <style:graphic-properties draw:stroke="none" svg:stroke-color="#000000" draw:fill="none" draw:fill-color="#ffffff" fo:min-height="1.787cm"/>
    </style:style>
    <style:style style:name="gr18" style:family="graphic">
      <style:graphic-properties draw:stroke="none" svg:stroke-color="#000000" draw:fill="none" draw:fill-color="#ffffff" fo:min-height="1.277cm"/>
    </style:style>
    <style:style style:name="gr19" style:family="graphic">
      <style:graphic-properties draw:stroke="none" svg:stroke-color="#000000" draw:fill="none" draw:fill-color="#ffffff" fo:min-height="0.745cm"/>
    </style:style>
    <style:style style:name="gr20" style:family="graphic">
      <style:graphic-properties svg:stroke-width="0.1cm" svg:stroke-color="#000000" draw:marker-start-width="0.5cm" draw:marker-end="Arrow" draw:marker-end-width="0.2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Лист1" table:style-name="ta1">
        <table:shapes>
          <draw:rect draw:z-index="0" draw:style-name="gr1" draw:text-style-name="P1" svg:width="3.937cm" svg:height="1.043cm" svg:x="18.002cm" svg:y="8.086cm">
            <text:p/>
          </draw:rect>
          <draw:rect draw:z-index="1" draw:style-name="gr1" draw:text-style-name="P1" svg:width="3.596cm" svg:height="1.468cm" svg:x="17.896cm" svg:y="9.852cm">
            <text:p/>
          </draw:rect>
          <draw:rect draw:z-index="2" draw:style-name="gr1" draw:text-style-name="P1" svg:width="3.532cm" svg:height="1.255cm" svg:x="8.703cm" svg:y="1.277cm">
            <text:p/>
          </draw:rect>
          <draw:rect draw:z-index="3" draw:style-name="gr1" draw:text-style-name="P1" svg:width="3.532cm" svg:height="1.149cm" svg:x="11.597cm" svg:y="4.746cm">
            <text:p/>
          </draw:rect>
          <draw:rect draw:z-index="4" draw:style-name="gr1" draw:text-style-name="P1" svg:width="3.511cm" svg:height="1.468cm" svg:x="18.385cm" svg:y="3.427cm">
            <text:p/>
          </draw:rect>
          <draw:rect draw:z-index="5" draw:style-name="gr1" draw:text-style-name="P1" svg:width="3.447cm" svg:height="1.468cm" svg:x="14.512cm" svg:y="1.447cm">
            <text:p/>
          </draw:rect>
          <draw:ellipse draw:z-index="6" draw:style-name="gr1" draw:text-style-name="P1" svg:width="5.702cm" svg:height="1.553cm" svg:x="16.449cm" svg:y="14.066cm">
            <text:p/>
          </draw:ellipse>
          <draw:ellipse draw:z-index="7" draw:style-name="gr1" draw:text-style-name="P1" svg:width="5.809cm" svg:height="1.724cm" svg:x="8.873cm" svg:y="14.023cm">
            <text:p/>
          </draw:ellipse>
          <draw:ellipse draw:z-index="8" draw:style-name="gr1" draw:text-style-name="P1" svg:width="5.192cm" svg:height="1.958cm" svg:x="1.341cm" svg:y="13.853cm">
            <text:p/>
          </draw:ellipse>
          <draw:ellipse draw:z-index="9" draw:style-name="gr2" draw:text-style-name="P1" svg:width="6.639cm" svg:height="1.915cm" svg:x="2.617cm" svg:y="6.235cm">
            <text:p/>
          </draw:ellipse>
          <draw:rect draw:z-index="10" draw:style-name="gr1" draw:text-style-name="P1" svg:width="6.256cm" svg:height="2.319cm" svg:x="1.553cm" svg:y="1.064cm">
            <text:p/>
          </draw:rect>
          <draw:ellipse draw:z-index="11" draw:style-name="gr3" draw:text-style-name="P1" svg:width="11.065cm" svg:height="4.532cm" svg:x="5.873cm" svg:y="8.597cm">
            <text:p/>
          </draw:ellipse>
          <draw:frame draw:z-index="12" draw:style-name="gr4" draw:text-style-name="P1" svg:width="9.873cm" svg:height="3.936cm" svg:x="6.468cm" svg:y="9.321cm">
            <draw:text-box>
              <text:p text:style-name="P1">Децентрализованная открытая транзакционная система для передачи валюты с демереджем (паи), передачи активов (без демереджа), создания групп (сообществ, обществ), контрактов (автоматически выполняемые скрипты), пул идей, проектов, система голосования. Создаётся на технологии blockchain. Прототипом является NXT. Подробнее: http://libre.life/p/0/ru</text:p>
            </draw:text-box>
          </draw:frame>
          <draw:frame draw:z-index="13" draw:style-name="gr5" draw:text-style-name="P1" svg:width="5.915cm" svg:height="2.831cm" svg:x="1.362cm" svg:y="1.404cm">
            <draw:text-box>
              <text:p text:style-name="P1">Деревня-21 — НКО</text:p>
              <text:p text:style-name="P1">(автономное некоммерческое общество)</text:p>
            </draw:text-box>
          </draw:frame>
          <draw:frame draw:z-index="14" draw:style-name="gr6" draw:text-style-name="P1" svg:width="3.575cm" svg:height="1.022cm" svg:x="14.426cm" svg:y="1.873cm">
            <draw:text-box>
              <text:p text:style-name="P1">Поселение #2</text:p>
            </draw:text-box>
          </draw:frame>
          <draw:frame draw:z-index="15" draw:style-name="gr7" draw:text-style-name="P1" svg:width="3.192cm" svg:height="0.894cm" svg:x="18.47cm" svg:y="3.851cm">
            <draw:text-box>
              <text:p text:style-name="P1">Поселение #3</text:p>
            </draw:text-box>
          </draw:frame>
          <draw:frame draw:z-index="16" draw:style-name="gr8" draw:text-style-name="P1" svg:width="5.596cm" svg:height="1.553cm" svg:x="3.15cm" svg:y="6.682cm">
            <draw:text-box>
              <text:p text:style-name="P1">Паевое (потребительское) общество МирГрад</text:p>
            </draw:text-box>
          </draw:frame>
          <draw:ellipse draw:z-index="17" draw:style-name="gr2" draw:text-style-name="P1" svg:width="5.235cm" svg:height="2.213cm" svg:x="12.682cm" svg:y="6.149cm">
            <text:p/>
          </draw:ellipse>
          <draw:frame draw:z-index="18" draw:style-name="gr9" draw:text-style-name="P1" svg:width="4.299cm" svg:height="1.574cm" svg:x="13.299cm" svg:y="6.491cm">
            <draw:text-box>
              <text:p text:style-name="P1">Паевое (потребительское) общество Дария</text:p>
            </draw:text-box>
          </draw:frame>
          <draw:frame draw:z-index="19" draw:style-name="gr10" draw:text-style-name="P1" svg:width="5.511cm" svg:height="1.404cm" svg:x="1.128cm" svg:y="14.321cm">
            <draw:text-box>
              <text:p text:style-name="P1">Точка входа в систему #1</text:p>
              <text:p text:style-name="P1">Сикора</text:p>
            </draw:text-box>
          </draw:frame>
          <draw:frame draw:z-index="20" draw:style-name="gr11" draw:text-style-name="P1" svg:width="5.639cm" svg:height="1.638cm" svg:x="8.916cm" svg:y="14.47cm">
            <draw:text-box>
              <text:p text:style-name="P1">Точка входа в систему #2</text:p>
              <text:p text:style-name="P1">Ramera.ru</text:p>
            </draw:text-box>
          </draw:frame>
          <draw:frame draw:z-index="21" draw:style-name="gr12" draw:text-style-name="P1" svg:width="5.49cm" svg:height="1.681cm" svg:x="16.449cm" svg:y="14.385cm">
            <draw:text-box>
              <text:p text:style-name="P1">Точка входа в систему #3</text:p>
              <text:p text:style-name="P1">vsdaria.ru</text:p>
            </draw:text-box>
          </draw:frame>
          <draw:line draw:z-index="22" draw:style-name="gr13" draw:text-style-name="P1" svg:x1="5.213cm" svg:y1="13.917cm" svg:x2="6.958cm" svg:y2="12.215cm">
            <text:p/>
          </draw:line>
          <draw:line draw:z-index="23" draw:style-name="gr13" draw:text-style-name="P1" svg:x1="11.703cm" svg:y1="13.194cm" svg:x2="11.831cm" svg:y2="13.939cm">
            <text:p/>
          </draw:line>
          <draw:line draw:z-index="24" draw:style-name="gr13" draw:text-style-name="P1" svg:x1="15.64cm" svg:y1="12.258cm" svg:x2="17.704cm" svg:y2="14.066cm">
            <text:p/>
          </draw:line>
          <draw:line draw:z-index="25" draw:style-name="gr13" draw:text-style-name="P1" svg:x1="14.917cm" svg:y1="9.064cm" svg:x2="15.746cm" svg:y2="8.384cm">
            <text:p/>
          </draw:line>
          <draw:line draw:z-index="26" draw:style-name="gr13" draw:text-style-name="P1" svg:x1="6.49cm" svg:y1="8.192cm" svg:x2="7.341cm" svg:y2="9.278cm">
            <text:p/>
          </draw:line>
          <draw:line draw:z-index="27" draw:style-name="gr14" draw:text-style-name="P1" svg:x1="4.193cm" svg:y1="3.447cm" svg:x2="4.831cm" svg:y2="6.192cm">
            <text:p/>
          </draw:line>
          <draw:line draw:z-index="28" draw:style-name="gr14" draw:text-style-name="P1" svg:x1="8.192cm" svg:y1="6.405cm" svg:x2="14.512cm" svg:y2="2.979cm">
            <text:p/>
          </draw:line>
          <draw:frame draw:z-index="29" draw:style-name="gr15" svg:width="3.256cm" svg:height="1.107cm" svg:x="8.937cm" svg:y="1.702cm">
            <draw:text-box>
              <text:p>Предприятие #1</text:p>
            </draw:text-box>
          </draw:frame>
          <draw:frame draw:z-index="30" draw:style-name="gr16" svg:width="3.106cm" svg:height="0.808cm" svg:x="12.002cm" svg:y="5.022cm">
            <draw:text-box>
              <text:p>Предприятие #2</text:p>
            </draw:text-box>
          </draw:frame>
          <draw:frame draw:z-index="31" draw:style-name="gr17" svg:width="4.085cm" svg:height="1.787cm" svg:x="18.3cm" svg:y="8.299cm">
            <draw:text-box>
              <text:p>Фермеское х-во #1</text:p>
            </draw:text-box>
          </draw:frame>
          <draw:frame draw:z-index="32" draw:style-name="gr18" draw:text-style-name="P1" svg:width="3.617cm" svg:height="1.277cm" svg:x="18.066cm" svg:y="10.15cm">
            <draw:text-box>
              <text:p text:style-name="P2">Магазин #1</text:p>
              <text:p text:style-name="P2">(пункт выдачи)</text:p>
            </draw:text-box>
          </draw:frame>
          <draw:line draw:z-index="33" draw:style-name="gr14" draw:text-style-name="P1" svg:x1="7.065cm" svg:y1="6.192cm" svg:x2="9.256cm" svg:y2="2.66cm">
            <text:p/>
          </draw:line>
          <draw:line draw:z-index="34" draw:style-name="gr14" draw:text-style-name="P1" svg:x1="12.427cm" svg:y1="5.979cm" svg:x2="13.024cm" svg:y2="6.682cm">
            <text:p/>
          </draw:line>
          <draw:line draw:z-index="35" draw:style-name="gr14" draw:text-style-name="P1" svg:x1="18.768cm" svg:y1="5.022cm" svg:x2="17.683cm" svg:y2="6.724cm">
            <text:p/>
          </draw:line>
          <draw:line draw:z-index="36" draw:style-name="gr14" draw:text-style-name="P1" svg:x1="17.959cm" svg:y1="8.682cm" svg:x2="17.002cm" svg:y2="8.171cm">
            <text:p/>
          </draw:line>
          <draw:line draw:z-index="37" draw:style-name="gr14" draw:text-style-name="P1" svg:x1="16.576cm" svg:y1="8.299cm" svg:x2="17.896cm" svg:y2="9.98cm">
            <text:p/>
          </draw:line>
          <draw:frame draw:z-index="38" draw:style-name="gr19" draw:text-style-name="P3" svg:width="1.405cm" svg:height="0.745cm" svg:x="3.298cm" svg:y="9.384cm">
            <draw:text-box>
              <text:p><text:span text:style-name="T1">Ядро</text:span></text:p>
            </draw:text-box>
          </draw:frame>
          <draw:line draw:z-index="39" draw:style-name="gr20" draw:text-style-name="P1" svg:x1="4.619cm" svg:y1="9.831cm" svg:x2="5.746cm" svg:y2="10.193cm">
            <text:p/>
          </draw:line>
        </table:shapes>
        <table:table-column table:style-name="co1" table:number-columns-repeated="1024" table:default-cell-style-name="Default"/>
        <table:table-row table:style-name="ro1" table:number-rows-repeated="17">
          <table:table-cell table:number-columns-repeated="1024"/>
        </table:table-row>
        <table:table-row table:style-name="ro2">
          <table:table-cell office:value-type="string" calcext:value-type="string">
            <text:p>Любой человек (член потребительского общества) может входить в систему через любую точку входа (через любой партнерский сайт)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а каждом сайте свои правила торговли (обмена ресурсами и паями)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ет центра, нет человека контролирующего систему, невозможно заблокировать счёт, не возможно украсть ни паи ни активы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аждое паевое общество — это сообщество людей со своим уставом (внутренние правила).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Ни один администратор или владелец сайта (точки входа) не может вмешиваться внутрь сообщества и навязывать правила игры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За использование точки входа (сайтом) для проведения операций (транзакций), владельцу сайта начисляется фиксированный процен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роме того, действует единая реферальная система за привлечение пользователей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ерсональные данные пользователя хранятся и обслуживаются владельцем точки входа, в ядре записывается только уникальный номер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е пользователи (пайщики всех обществ) находятся в едином экономическом налого-не-облагаемом пространств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этому любой человек внутри системы может свободно приобретать и предлагать товары и услуги внутри системы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аждый человек может являться пайщиком нескольких обществ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аждое предприятие может являться пайщиком нескольких ПО.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page-width="49.999cm" fo:page-height="49.9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1983  </meta:initial-creator>
    <meta:creation-date>2015-05-22T14:01:24.946232350</meta:creation-date>
    <dc:date>2015-05-22T14:40:18.609175920</dc:date>
    <dc:creator>prof1983  </dc:creator>
    <meta:editing-duration>PT15M58S</meta:editing-duration>
    <meta:editing-cycles>2</meta:editing-cycles>
    <meta:generator>LibreOffice/4.2.8.2$Linux_X86_64 LibreOffice_project/420m0$Build-2</meta:generator>
    <meta:document-statistic meta:table-count="1" meta:cell-count="12" meta:object-count="40"/>
  </office:meta>
</office:document-meta>
</file>